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13c" officeooo:paragraph-rsid="0007013c"/>
    </style:style>
    <style:style style:name="P2" style:family="paragraph" style:parent-style-name="Standard">
      <style:text-properties officeooo:rsid="000773a7" officeooo:paragraph-rsid="000773a7"/>
    </style:style>
    <style:style style:name="P3" style:family="paragraph" style:parent-style-name="Standard">
      <style:text-properties officeooo:rsid="0007dcb9" officeooo:paragraph-rsid="0007dcb9"/>
    </style:style>
    <style:style style:name="P4" style:family="paragraph" style:parent-style-name="Standard">
      <style:text-properties officeooo:rsid="000f47bb" officeooo:paragraph-rsid="000f47bb"/>
    </style:style>
    <style:style style:name="T1" style:family="text">
      <style:text-properties officeooo:rsid="000773a7"/>
    </style:style>
    <style:style style:name="T2" style:family="text">
      <style:text-properties officeooo:rsid="0008207d"/>
    </style:style>
    <style:style style:name="T3" style:family="text">
      <style:text-properties officeooo:rsid="000bb2fc"/>
    </style:style>
    <style:style style:name="T4" style:family="text">
      <style:text-properties officeooo:rsid="000ea56f"/>
    </style:style>
    <style:style style:name="T5" style:family="text">
      <style:text-properties officeooo:rsid="000edc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ke Crane</text:p>
      <text:p text:style-name="P4">4/16/2015</text:p>
      <text:p text:style-name="P4"/>
      <text:p text:style-name="P4">For this project I used Linux 17.1 Cinnamon 32-bit. I chose this distribution of Linux because it seemed to work well in VirtualBox.</text:p>
      <text:p text:style-name="P4"/>
      <text:p text:style-name="P4">The first thing that I did to allow buffer overflow exploits was disable address space randomization.</text:p>
      <text:p text:style-name="P4"/>
      <text:p text:style-name="P4">I accomplished this by using the following command: <text:s/>sudo sysctl -w kernel.randomize_va_space=0</text:p>
      <text:p text:style-name="P4"/>
      <text:p text:style-name="P4">The second thing I did to allow buffer overflow exploits was install zsh.</text:p>
      <text:p text:style-name="P4">I accomplished this by using the following command: sudo apt-get install zsh</text:p>
      <text:p text:style-name="P4"/>
      <text:p text:style-name="P4">The next thing I did was remove the symbolic link located at /bin/sh and replace it with a link that pointed to /bin/zsh. I did this because the shellcode that was provided to me executes /bin/sh and is not compatible with the default bash shell.</text:p>
      <text:p text:style-name="P4"/>
      <text:p text:style-name="P4">The next thing that I did was modify the exploit program to store the provided assembly version of the shell code along with NOPs into memory. Next, I compiled the exploit program <text:s/>using the following command: gcc -o exploit exploit.c -std=c99</text:p>
      <text:p text:style-name="P4">I then ran exploit to create badfile.</text:p>
      <text:p text:style-name="P4"/>
      <text:p text:style-name="P4">Next, I compiled the stack program using the following command: </text:p>
      <text:p text:style-name="P4">sudo gcc -o stack stack.c -zexecstack -fno-stack-protector</text:p>
      <text:p text:style-name="P4"/>
      <text:p text:style-name="P4">Then I set the stack file's permissions to -rwsr-xr-x by using the following command:</text:p>
      <text:p text:style-name="P4">sudo chmod 4755 stack</text:p>
      <text:p text:style-name="P4"/>
      <text:p text:style-name="P4">I then ran the stack program and was presented with <text:s/>the zsh prompt. By using the id command I was able to verify that I had obtained root access by using this explo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</meta:initial-creator>
    <meta:creation-date>2015-04-07T12:20:28.864504977</meta:creation-date>
    <dc:date>2015-04-13T18:50:52.551945884</dc:date>
    <meta:editing-duration>PT1H40M11S</meta:editing-duration>
    <meta:editing-cycles>12</meta:editing-cycles>
    <meta:generator>LibreOffice/4.3.3.2$Linux_x86 LibreOffice_project/430m0$Build-2</meta:generator>
    <meta:document-statistic meta:table-count="0" meta:image-count="0" meta:object-count="0" meta:page-count="1" meta:paragraph-count="15" meta:word-count="240" meta:character-count="1418" meta:non-whitespace-character-count="1189"/>
  </office:meta>
</office:document-meta>
</file>